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Ubuntu Lucid Lynx 10.04</text:p>
      <text:p text:style-name="Standard"/>
      <text:p text:style-name="Standard">Ubuntu 10.04 LTS (Long Term Support) version, code named Lucid Lynx, has been released on April 29, 2010. Built on Kernel 2.6.32, the version brings some exciting changes. The most notable features are summarized below:</text:p>
      <text:p text:style-name="P3"/>
      <text:p text:style-name="P2">Faster boot time</text:p>
      <text:p text:style-name="P3">The latest version makes a significant improvement in boot up as well as resume from suspend time. The version fully removes HAL to achieve this performance boost.</text:p>
      <text:p text:style-name="P3"/>
      <text:p text:style-name="P2">Significant changes in color scheme and icons</text:p>
      <text:p text:style-name="P3">Starting Lucid release, Ubuntu has given up its signature brownish orange color scheme to adopt aubergine purple shade. It also spots a new icon set which makes the looks the desktop experience for Ubuntu users much more attractive. </text:p>
      <text:p text:style-name="P3">Starting this version, the window controls have been shifted to the left side of the title bar as opposed to the right side in previous versions. The change might require some time to get used to. However, if you are adamant at having your controls on the right side, you can find the ways to change the window control behavior.</text:p>
      <text:p text:style-name="P3"/>
      <text:p text:style-name="P2">Consistent Notification and Indicators</text:p>
      <text:p text:style-name="P3">Lucid adopts a more consistent approach to notification in panel/system-tray. Like their GNOME counterpart, Kubuntu also adopts better notification management through color change. The effort is towards having consistent method of notification for communication, session management, etc. </text:p>
      <text:p text:style-name="P3"/>
      <text:p text:style-name="P2">Ubuntu goes Social</text:p>
      <text:p text:style-name="P3">Lucid makes it easy to manage your social networks right from your desktop through a MeMenu in the panel. It integrates twitter, facebook, identi.ca, friendfeed and other social networks. It is built on top on Gwibber project.</text:p>
      <text:p text:style-name="P3"/>
      <text:p text:style-name="P2">nVidia support through open source driver</text:p>
      <text:p text:style-name="P3">The version supports nVidia hardware through an open source driver, <text:span text:style-name="T1">Nouveau</text:span> by default. The open source driver is being said to be under active development. However, Ubuntu has also improved support for nVidia proprietary drivers in the version.</text:p>
      <text:p text:style-name="P3"/>
      <text:p text:style-name="P2">KDE integration for Firefox</text:p>
      <text:p text:style-name="P3">Lucid Lynx's KDE flavor (Kubuntu) has responded to a long standing demand of users for better integration of firefox with KDE. Firefox in Kubuntu now provides native KDE file dialogs and opens files with default application choices.</text:p>
      <text:p text:style-name="P3"/>
      <text:p text:style-name="P2">Standard array of softwares</text:p>
      <text:p text:style-name="P3">The version comes with an array of standard softwares including Openoffice 3.2, Firefox 3.6.3. For the first time, Ubuntu has included a video editor <text:span text:style-name="T1">PiTiVi</text:span><text:span text:style-name="T2"> in the default installation whereas image editor GIMP has been dropped from the default installation.</text:span></text:p>
      <text:p text:style-name="P4"/>
      <text:p text:style-name="P4">This version has been particularly exciting to me since it supported hot keys and sound drivers on my laptop by default <text:s/>which required some script hacking in previous versions. That is an indication of Ubuntu's continued effort in supporting more and more hardwares by default.</text:p>
      <text:p text:style-name="P4"/>
      <text:p text:style-name="P4"><text:soft-page-break/>Overall, the version becomes some welcome changes that should help shed the allegation of Linux being only expert's OS. So, when you are going to install it on your system?</text:p>
      <text:p text:style-name="P4"/>
      <text:p text:style-name="P6">References: <text:a xlink:type="simple" xlink:href="http://www.ubuntu.com/getubuntu/releasenotes/1004overview">http://www.ubuntu.com/getubuntu/releasenotes/1004overview</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8T16:38:27</meta:creation-date>
    <dc:date>2010-04-29T14:52:06</dc:date>
    <meta:editing-duration>PT06H52M19S</meta:editing-duration>
    <meta:editing-cycles>59</meta:editing-cycles>
    <meta:generator>OpenOffice.org/3.0$Linux OpenOffice.org_project/300m15$Build-9379</meta:generator>
    <meta:document-statistic meta:table-count="0" meta:image-count="0" meta:object-count="0" meta:page-count="2" meta:paragraph-count="20" meta:word-count="463" meta:character-count="2956"/>
    <meta:user-defined meta:name="Info 1"/>
    <meta:user-defined meta:name="Info 2"/>
    <meta:user-defined meta:name="Info 3"/>
    <meta:user-defined meta:name="Info 4"/>
  </office:meta>
</office:document-meta>
</file>